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4pt" fo:language="es" fo:country="CR" style:text-underline-style="solid" style:text-underline-width="auto" style:text-underline-color="font-color" fo:font-weight="bold" officeooo:rsid="00162579" officeooo:paragraph-rsid="00162579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language="es" fo:country="CR" style:text-underline-style="none" fo:font-weight="normal" officeooo:rsid="00162579" officeooo:paragraph-rsid="00162579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2pt" fo:language="es" fo:country="CR" style:text-underline-style="none" fo:font-weight="normal" officeooo:rsid="001be402" officeooo:paragraph-rsid="001be402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style:font-name="Arial" fo:font-size="12pt" style:font-size-asian="10.5pt" style:font-size-complex="12pt"/>
    </style:style>
    <style:style style:name="P5" style:family="paragraph" style:parent-style-name="Table_20_Contents">
      <style:text-properties style:font-name="Arial" fo:font-size="12pt" officeooo:rsid="00169621" officeooo:paragraph-rsid="00169621" style:font-size-asian="10.5pt" style:font-size-complex="12pt"/>
    </style:style>
    <style:style style:name="P6" style:family="paragraph" style:parent-style-name="Table_20_Contents">
      <style:text-properties style:font-name="Arial" fo:font-size="12pt" officeooo:rsid="0016d559" officeooo:paragraph-rsid="0016d559" style:font-size-asian="10.5pt" style:font-size-complex="12pt"/>
    </style:style>
    <style:style style:name="P7" style:family="paragraph" style:parent-style-name="Table_20_Contents">
      <style:text-properties style:font-name="Arial" fo:font-size="12pt" officeooo:rsid="0018610d" officeooo:paragraph-rsid="0018610d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9621" officeooo:paragraph-rsid="00169621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9621"/>
    </style:style>
    <style:style style:name="T3" style:family="text">
      <style:text-properties officeooo:rsid="0016d5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trones de Diseño</text:p>
      <text:p text:style-name="P1"/>
      <text:p text:style-name="P2"><text:tab/>-Regularidad</text:p>
      <text:p text:style-name="P2"><text:tab/><text:tab/><text:tab/>→ <text:span text:style-name="T1">Con la experiencia </text:span></text:p>
      <text:p text:style-name="P2"><text:tab/>-Discernible</text:p>
      <text:p text:style-name="P2"/>
      <text:p text:style-name="P2"/>
      <text:p text:style-name="P2"><text:span text:style-name="T1">Patrón de diseño</text:span>: es una buena practica, </text:p>
      <text:p text:style-name="P2"><text:tab/><text:tab/><text:tab/>Solución probada </text:p>
      <text:p text:style-name="P2"><text:tab/><text:tab/><text:tab/>=&gt; repositorio de conocimiento </text:p>
      <text:p text:style-name="P2"/>
      <text:p text:style-name="P2">-Patrones de arquitectura</text:p>
      <text:p text:style-name="P2"><text:tab/>-MVC (model view Controller)</text:p>
      <text:p text:style-name="P2"><text:tab/>-Publish/Suscribe </text:p>
      <text:p text:style-name="P2"><text:tab/>-<text:span text:style-name="T2">SOA (service oriented architecture)</text:span></text:p>
      <text:p text:style-name="P2"><text:tab/>-</text:p>
      <text:p text:style-name="P2"/>
      <text:p text:style-name="P2"/>
      <text:p text:style-name="P2"/>
      <text:p text:style-name="P2">→<text:span text:style-name="T2"> Full-Stack Developer </text:span>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FRONTEND</text:p>
          </table:table-cell>
          <table:table-cell table:style-name="Table1.B1" office:value-type="string">
            <text:p text:style-name="P8">BACKEND</text:p>
          </table:table-cell>
        </table:table-row>
        <table:table-row>
          <table:table-cell table:style-name="Table1.A2" office:value-type="string">
            <text:p text:style-name="P5">Vanilla JS/HTML/CSS</text:p>
          </table:table-cell>
          <table:table-cell table:style-name="Table1.B2" office:value-type="string">
            <text:p text:style-name="P6">Apache HTTPserver(HTTPD)-WEB SERVER</text:p>
          </table:table-cell>
        </table:table-row>
        <table:table-row>
          <table:table-cell table:style-name="Table1.A2" office:value-type="string">
            <text:p text:style-name="P5">Bootstrap→CSS+HTML</text:p>
          </table:table-cell>
          <table:table-cell table:style-name="Table1.B2" office:value-type="string">
            <text:p text:style-name="P6">REST API=&gt; Application Server</text:p>
          </table:table-cell>
        </table:table-row>
        <table:table-row>
          <table:table-cell table:style-name="Table1.A2" office:value-type="string">
            <text:p text:style-name="P5">JQuery→Biblioteca HTML</text:p>
          </table:table-cell>
          <table:table-cell table:style-name="Table1.B2" office:value-type="string">
            <text:p text:style-name="P6">NodeJS</text:p>
          </table:table-cell>
        </table:table-row>
        <table:table-row>
          <table:table-cell table:style-name="Table1.A2" office:value-type="string">
            <text:p text:style-name="P5">Angular</text:p>
          </table:table-cell>
          <table:table-cell table:style-name="Table1.B2" office:value-type="string">
            <text:p text:style-name="P6">Java→liberty/JBoss</text:p>
          </table:table-cell>
        </table:table-row>
        <table:table-row>
          <table:table-cell table:style-name="Table1.A2" office:value-type="string">
            <text:p text:style-name="P6">VUE</text:p>
          </table:table-cell>
          <table:table-cell table:style-name="Table1.B2" office:value-type="string">
            <text:p text:style-name="P4">.NET→<text:span text:style-name="T3"> IIS</text:span></text:p>
          </table:table-cell>
        </table:table-row>
        <table:table-row>
          <table:table-cell table:style-name="Table1.A2" office:value-type="string">
            <text:p text:style-name="P6"><text:span text:style-name="T1">REACT</text:span>-&gt;FB</text:p>
          </table:table-cell>
          <table:table-cell table:style-name="Table1.B2" office:value-type="string">
            <text:p text:style-name="P6">PHP→ ZendServer</text:p>
          </table:table-cell>
        </table:table-row>
        <table:table-row>
          <table:table-cell table:style-name="Table1.A2" office:value-type="string">
            <text:p text:style-name="P4"><text:s text:c="10"/></text:p>
          </table:table-cell>
          <table:table-cell table:style-name="Table1.B2" office:value-type="string">
            <text:p text:style-name="P6">Ruby → Rails 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6">Python→ Django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7">PERL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9:06:26.575203841</meta:creation-date>
    <dc:date>2019-09-04T20:11:31.414100355</dc:date>
    <meta:editing-duration>PT4M3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31" meta:word-count="67" meta:character-count="544" meta:non-whitespace-character-count="475"/>
  </office:meta>
</office:document-meta>
</file>